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A0CF476C5F6C5C9A.png" manifest:media-type="image/png"/>
  <manifest:file-entry manifest:full-path="Pictures/100002010000012200000052BA509FF5368D13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6%" draw:textarea-horizontal-align="justify" draw:textarea-vertical-align="middle" draw:auto-grow-height="false" fo:min-height="16.762cm" fo:min-width="6.606cm"/>
    </style:style>
    <style:style style:name="gr2" style:family="graphic" style:parent-style-name="standard">
      <style:graphic-properties draw:textarea-horizontal-align="justify" draw:textarea-vertical-align="middle" draw:auto-grow-height="false" fo:min-height="4.957cm" fo:min-width="1.65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957cm" fo:min-width="1.659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opacity="26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874cm" svg:height="17.78cm" svg:x="1.762cm" svg:y="5.445cm">
            <text:p text:style-name="P1">Python</text:p>
            <text:p text:style-name="P1">Interpret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.159cm" svg:height="5.207cm" svg:x="4.429cm" svg:y="16.367cm">
            <text:p text:style-name="P1">stack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2.159cm" svg:height="5.207cm" svg:x="15.224cm" svg:y="16.748cm">
          <text:p text:style-name="P1">stac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2.06cm" svg:y1="2.27cm" svg:x2="12.06cm" svg:y2="26.4cm">
          <text:p/>
        </draw:line>
        <draw:frame draw:style-name="gr5" draw:text-style-name="P1" draw:layer="layout" svg:width="7.672cm" svg:height="2.169cm" svg:x="1.837cm" svg:y="2.387cm">
          <draw:image xlink:href="Pictures/100002010000012200000052BA509FF5368D1362.png" xlink:type="simple" xlink:show="embed" xlink:actuate="onLoad" loext:mime-type="image/png">
            <text:p/>
          </draw:image>
        </draw:frame>
        <draw:frame draw:style-name="gr5" draw:text-style-name="P1" draw:layer="layout" svg:width="5.952cm" svg:height="5.952cm" svg:x="13.59cm" svg:y="2.287cm">
          <draw:image xlink:href="Pictures/10000201000000E1000000E1A0CF476C5F6C5C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09:52:13.219664807</meta:creation-date>
    <dc:date>2019-08-09T09:58:38.673519842</dc:date>
    <meta:editing-duration>PT6M26S</meta:editing-duration>
    <meta:editing-cycles>1</meta:editing-cycles>
    <meta:document-statistic meta:object-count="7"/>
    <meta:generator>LibreOffice/6.1.5.2$Linux_X86_64 LibreOffice_project/10$Build-2</meta:generator>
  </office:meta>
</office:document-meta>
</file>